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table:number-columns-repeated="9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06" calcext:value-type="float">
            <text:p>0,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I_DMM[Ohm]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table:number-columns-repeated="10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_Spule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l_Spule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systematischer Fehler</text:p>
          </table:table-cell>
          <table:table-cell office:value-type="string" calcext:value-type="string">
            <text:p>Neues d</text:p>
          </table:table-cell>
          <table:table-cell table:number-columns-repeated="7"/>
        </table:table-row>
        <table:table-row table:style-name="ro1">
          <table:table-cell table:formula="of:=103.3/1000" office:value-type="float" office:value="0.1033" calcext:value-type="float">
            <text:p>0,1033</text:p>
          </table:table-cell>
          <table:table-cell table:formula="of:=1/1000" office:value-type="float" office:value="0.001" calcext:value-type="float">
            <text:p>0,001</text:p>
          </table:table-cell>
          <table:table-cell table:formula="of:=102.6/1000" office:value-type="float" office:value="0.1026" calcext:value-type="float">
            <text:p>0,1026</text:p>
          </table:table-cell>
          <table:table-cell table:formula="of:=1/1000" office:value-type="float" office:value="0.001" calcext:value-type="float">
            <text:p>0,001</text:p>
          </table:table-cell>
          <table:table-cell table:formula="of:=7.9/1000" office:value-type="float" office:value="0.0079" calcext:value-type="float">
            <text:p>0,0079</text:p>
          </table:table-cell>
          <table:table-cell table:formula="of:=[.A13]-[.E13]" office:value-type="float" office:value="0.0954" calcext:value-type="float">
            <text:p>0,0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ta_1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Theta_2</text:p>
          </table:table-cell>
          <table:table-cell office:value-type="string" calcext:value-type="string">
            <text:p>Fehler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b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64" calcext:value-type="float">
            <text:p>3,64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78" calcext:value-type="float">
            <text:p>3,7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98" calcext:value-type="float">
            <text:p>3,9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16" calcext:value-type="float">
            <text:p>4,1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32" calcext:value-type="float">
            <text:p>4,3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52" calcext:value-type="float">
            <text:p>4,5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7" calcext:value-type="float">
            <text:p>4,7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86" calcext:value-type="float">
            <text:p>4,8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5.06" calcext:value-type="float">
            <text:p>5,0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5.2" calcext:value-type="float">
            <text:p>5,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5.38" calcext:value-type="float">
            <text:p>5,3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_sonde[myko meter]</text:p>
          </table:table-cell>
          <table:table-cell office:value-type="string" calcext:value-type="string">
            <text:p>Fehler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string" calcext:value-type="string">
            <text:p>e)</text:p>
          </table:table-cell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 Magnetfeld</text:p>
          </table:table-cell>
          <table:table-cell office:value-type="float" office:value="1" calcext:value-type="float">
            <text:p>1</text:p>
          </table:table-cell>
          <table:table-cell table:formula="of:=[.$C$11]"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er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64" calcext:value-type="float">
            <text:p>3,6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2" calcext:value-type="float">
            <text:p>3,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9" calcext:value-type="float">
            <text:p>0,9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82" calcext:value-type="float">
            <text:p>2,8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46" calcext:value-type="float">
            <text:p>2,4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7" calcext:value-type="float">
            <text:p>0,7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22" calcext:value-type="float">
            <text:p>2,2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7" calcext:value-type="float">
            <text:p>1,7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34" calcext:value-type="float">
            <text:p>1,3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94" calcext:value-type="float">
            <text:p>0,9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68" calcext:value-type="float">
            <text:p>0,68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Ohne Magnetf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er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5.4" calcext:value-type="float">
            <text:p>5,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82" calcext:value-type="float">
            <text:p>4,8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9" calcext:value-type="float">
            <text:p>0,9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3" calcext:value-type="float">
            <text:p>4,3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76" calcext:value-type="float">
            <text:p>3,7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7" calcext:value-type="float">
            <text:p>0,7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42" calcext:value-type="float">
            <text:p>3,4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66" calcext:value-type="float">
            <text:p>2,6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06" calcext:value-type="float">
            <text:p>2,0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52" calcext:value-type="float">
            <text:p>1,5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02" calcext:value-type="float">
            <text:p>1,0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table:style-name="ce3" office:value-type="string" calcext:value-type="string">
            <text:p>Die Spule fängt bei 0,14 an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ition 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Position 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4.98" calcext:value-type="float">
            <text:p>4,9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6.42" calcext:value-type="float">
            <text:p>6,4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4.84" calcext:value-type="float">
            <text:p>4,84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6.32" calcext:value-type="float">
            <text:p>6,3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4.66" calcext:value-type="float">
            <text:p>4,6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6.2" calcext:value-type="float">
            <text:p>6,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4.48" calcext:value-type="float">
            <text:p>4,4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6.24" calcext:value-type="float">
            <text:p>6,24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4.22" calcext:value-type="float">
            <text:p>4,2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6.08" calcext:value-type="float">
            <text:p>6,0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4.02" calcext:value-type="float">
            <text:p>4,0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60.8" calcext:value-type="float">
            <text:p>60,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3.86" calcext:value-type="float">
            <text:p>3,8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0799999999999999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6.1" calcext:value-type="float">
            <text:p>6,1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3.74" calcext:value-type="float">
            <text:p>3,74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0699999999999999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6.12" calcext:value-type="float">
            <text:p>6,1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3.68" calcext:value-type="float">
            <text:p>3,6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0599999999999999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6.18" calcext:value-type="float">
            <text:p>6,1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0799999999999999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3.68" calcext:value-type="float">
            <text:p>3,6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0499999999999999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6.26" calcext:value-type="float">
            <text:p>6,2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0699999999999999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3.76" calcext:value-type="float">
            <text:p>3,7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0399999999999999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6.36" calcext:value-type="float">
            <text:p>6,3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0599999999999999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3.84" calcext:value-type="float">
            <text:p>3,84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0299999999999999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6.48" calcext:value-type="float">
            <text:p>6,4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0499999999999999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4" calcext:value-type="float">
            <text:p>4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3"/>
          <table:table-cell office:value-type="float" office:value="0.0199999999999999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6.58" calcext:value-type="float">
            <text:p>6,5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float" office:value="0.0399999999999999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4.2" calcext:value-type="float">
            <text:p>4,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office:value-type="float" office:value="0.0299999999999999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4.46" calcext:value-type="float">
            <text:p>4,4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office:value-type="float" office:value="0.0199999999999999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4.66" calcext:value-type="float">
            <text:p>4,6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Aufgabe 5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_0[Oh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table:number-columns-repeated="9"/>
        </table:table-row>
        <table:table-row table:style-name="ro1">
          <table:table-cell office:value-type="float" office:value="49.9" calcext:value-type="float">
            <text:p>49,9</text:p>
          </table:table-cell>
          <table:table-cell table:formula="of:=[.A89]/100" office:value-type="float" office:value="0.499" calcext:value-type="float">
            <text:p>0,499</text:p>
          </table:table-cell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_1(R_1+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table:number-columns-repeated="9"/>
        </table:table-row>
        <table:table-row table:style-name="ro1">
          <table:table-cell office:value-type="float" office:value="3.64" calcext:value-type="float">
            <text:p>3,64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_1/R_2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G[V]</text:p>
          </table:table-cell>
          <table:table-cell office:value-type="string" calcext:value-type="string">
            <text:p>Fehler</text:p>
          </table:table-cell>
          <table:table-cell table:number-columns-repeated="9"/>
        </table:table-row>
        <table:table-row table:style-name="ro1">
          <table:table-cell table:formula="of:=0.1*3.64" office:value-type="float" office:value="0.364" calcext:value-type="float">
            <text:p>0,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_H[Ohm]</text:p>
          </table:table-cell>
          <table:table-cell office:value-type="string" calcext:value-type="string">
            <text:p>Fehler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formula="of:=[.A89]*[.A93]" office:value-type="float" office:value="18.1636" calcext:value-type="float">
            <text:p>18,163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1T12:26:23.067937064</dc:date>
    <dc:creator>frederik </dc:creator>
    <meta:generator>LibreOffice/4.2.4.2$Linux_x86 LibreOffice_project/420m0$Build-2</meta:generator>
    <meta:editing-duration>PT37S</meta:editing-duration>
    <meta:editing-cycles>3</meta:editing-cycles>
    <meta:document-statistic meta:table-count="1" meta:cell-count="428" meta:object-count="0"/>
  </office:meta>
</office:document-meta>
</file>